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none" fo:border-top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a6"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729fcf" style:text-align-source="fix" style:repeat-content="false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729fcf" style:text-align-source="fix" style:repeat-content="false" fo:border="0.74pt solid #000000" style:vertical-align="top"/>
      <style:paragraph-properties fo:text-align="start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top"/>
      <style:paragraph-properties fo:text-align="star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37" style:family="table-cell" style:parent-style-name="Default">
      <style:table-cell-properties fo:background-color="#ffffa6" style:text-align-source="fix" style:repeat-content="false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ackground-color="#ffffa6" style:text-align-source="fix" style:repeat-content="false" fo:border="0.74pt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 style:data-style-name="N123">
      <style:table-cell-properties fo:border="none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o Estudos" table:style-name="ta1">
        <table:table-column table:style-name="co1" table:default-cell-style-name="ce11"/>
        <table:table-column table:style-name="co1" table:default-cell-style-name="ce31"/>
        <table:table-column table:style-name="co1" table:default-cell-style-name="ce32"/>
        <table:table-column table:style-name="co2" table:number-columns-repeated="2" table:default-cell-style-name="ce48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cenciatura em Engenharia Eletrotécnica e de Computadores </text:p>
          </table:table-cell>
          <table:covered-table-cell table:style-name="ce12"/>
          <table:covered-table-cell table:number-columns-repeated="3" table:style-name="Default"/>
          <table:table-cell table:number-columns-repeated="59"/>
        </table:table-row>
        <table:table-row table:style-name="ro2">
          <table:table-cell table:style-name="Default" table:number-columns-repeated="5"/>
          <table:table-cell table:number-columns-repeated="59"/>
        </table:table-row>
        <table:table-row table:style-name="ro3">
          <table:table-cell table:style-name="ce14" office:value-type="float" office:value="1020881" calcext:value-type="float">
            <text:p>1020881</text:p>
          </table:table-cell>
          <table:table-cell table:style-name="Default" office:value-type="string" calcext:value-type="string">
            <text:p>2020/2021</text:p>
          </table:table-cell>
          <table:table-cell table:style-name="ce41" office:value-type="string" calcext:value-type="string">
            <text:p>Sérgio Santos</text:p>
          </table:table-cell>
          <table:table-cell table:style-name="ce27" office:value-type="string" calcext:value-type="string">
            <text:p>AVALIAÇÃO</text:p>
          </table:table-cell>
          <table:table-cell table:style-name="ce27" office:value-type="string" calcext:value-type="string">
            <text:p>ECTS</text:p>
          </table:table-cell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1º ANO | 1º SEMESTRE </text:p>
          </table:table-cell>
          <table:covered-table-cell table:style-name="ce28"/>
          <table:table-cell table:style-name="Default"/>
          <table:table-cell table:style-name="ce28"/>
          <table:table-cell table:style-name="ce34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 table:number-columns-repeated="2"/>
          <table:table-cell table:style-name="ce34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Álgebra Linear e Geometria Analítica <text:s/></text:p>
          </table:table-cell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Algoritmia e Programação <text:s/></text:p>
          </table:table-cell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Fundamentos da Engenharia Electrotécnica <text:s/>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Gestão <text:s/></text:p>
          </table:table-cell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Matemática I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Projeto de Engenharia em Eletrotecnia <text:s/></text:p>
          </table:table-cell>
          <table:covered-table-cell table:style-name="ce32"/>
          <table:covered-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4">
          <table:table-cell table:style-name="ce6"/>
          <table:table-cell table:style-name="ce18" table:number-columns-repeated="2"/>
          <table:table-cell table:style-name="ce30"/>
          <table:table-cell table:style-name="ce36"/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1º ANO | 2º SEMESTRE </text:p>
          </table:table-cell>
          <table:covered-table-cell table:style-name="ce28"/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Desenvolvimento de Aplicações Computacionais <text:s/></text:p>
          </table:table-cell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Electrónica I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Física Experimental <text:s/></text:p>
          </table:table-cell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Matemática II <text:s/>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stemas Digitais <text:s/></text:p>
          </table:table-cell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Teoria dos Circuitos <text:s/></text:p>
          </table:table-cell>
          <table:covered-table-cell table:style-name="ce32"/>
          <table:covered-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4">
          <table:table-cell table:style-name="ce7"/>
          <table:table-cell table:style-name="ce19" table:number-columns-repeated="2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2º ANO | 1º SEMESTRE </text:p>
          </table:table-cell>
          <table:covered-table-cell table:style-name="ce28"/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Electromagnetismo <text:s/></text:p>
          </table:table-cell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Electrónica II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Estatística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Microprocessadores e Microcontroladores <text:s/></text:p>
          </table:table-cell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nais e Sistemas <text:s/></text:p>
          </table:table-cell>
          <table:covered-table-cell table:style-name="ce32"/>
          <table:covered-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4">
          <table:table-cell table:style-name="ce6"/>
          <table:table-cell table:style-name="ce18" table:number-columns-repeated="2"/>
          <table:table-cell table:style-name="ce30"/>
          <table:table-cell table:style-name="ce36"/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2º ANO | 2º SEMESTRE </text:p>
          </table:table-cell>
          <table:covered-table-cell table:style-name="ce28"/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Eletrónica Aplicada <text:s/>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Máquinas Eléctricas <text:s/>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stemas Computacionais <text:s/></text:p>
          </table:table-cell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Telecomunicações <text:s/></text:p>
          </table:table-cell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Teoria dos Sistemas <text:s/>(6)</text:p>
          </table:table-cell>
          <table:covered-table-cell table:style-name="ce32"/>
          <table:covered-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4">
          <table:table-cell table:style-name="ce7"/>
          <table:table-cell table:style-name="ce19" table:number-columns-repeated="2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3º ANO | 1º SEMESTRE </text:p>
          </table:table-cell>
          <table:covered-table-cell table:style-name="ce28"/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Comunicação de Dados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table:style-name="ce17" office:value-type="string" calcext:value-type="string" table:number-columns-spanned="3" table:number-rows-spanned="1">
            <text:p>Electrónica de Potência <text:s/>(6)</text:p>
          </table:table-cell>
          <table:covered-table-cell table:style-name="ce37"/>
          <table:covered-table-cell table:style-name="ce42"/>
          <table:table-cell table:style-name="ce53" table:number-columns-repeated="2"/>
          <table:table-cell table:number-columns-repeated="59"/>
        </table:table-row>
        <table:table-row table:style-name="ro3">
          <table:table-cell table:style-name="ce17" office:value-type="string" calcext:value-type="string" table:number-columns-spanned="3" table:number-rows-spanned="1">
            <text:p>Laboratório de Sistemas <text:s/>(6)</text:p>
          </table:table-cell>
          <table:covered-table-cell table:style-name="ce37"/>
          <table:covered-table-cell table:style-name="ce42"/>
          <table:table-cell table:style-name="ce53" table:number-columns-repeated="2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stemas de Energia e Energias Renováveis <text:s/>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Vibrações e Ondas <text:s/></text:p>
          </table:table-cell>
          <table:covered-table-cell table:style-name="ce32"/>
          <table:covered-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4">
          <table:table-cell table:style-name="ce6"/>
          <table:table-cell table:style-name="ce18" table:number-columns-repeated="2"/>
          <table:table-cell table:style-name="ce30"/>
          <table:table-cell table:style-name="ce36"/>
          <table:table-cell table:number-columns-repeated="59"/>
        </table:table-row>
        <table:table-row table:style-name="ro3">
          <table:table-cell table:style-name="ce2" office:value-type="string" calcext:value-type="string" table:number-columns-spanned="2" table:number-rows-spanned="1">
            <text:p>3º ANO | 2º SEMESTRE </text:p>
          </table:table-cell>
          <table:covered-table-cell table:style-name="ce28"/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29" office:value-type="string" calcext:value-type="string">
            <text:p/>
          </table:table-cell>
          <table:table-cell table:style-name="ce28"/>
          <table:table-cell table:style-name="ce54"/>
          <table:table-cell table:style-name="ce59"/>
          <table:table-cell table:number-columns-repeated="59"/>
        </table:table-row>
        <table:table-row table:style-name="ro3">
          <table:table-cell table:style-name="ce17" office:value-type="string" calcext:value-type="string" table:number-columns-spanned="3" table:number-rows-spanned="1">
            <text:p>Projeto / Estágio <text:s/></text:p>
          </table:table-cell>
          <table:covered-table-cell table:style-name="ce16"/>
          <table:covered-table-cell table:style-name="ce20"/>
          <table:table-cell table:style-name="ce53" table:number-columns-repeated="2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stemas Computacionais Avançados <text:s/></text:p>
          </table:table-cell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Sistemas Electromecânicos <text:s/></text:p>
          </table:table-cell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table:style-name="ce44" office:value-type="string" calcext:value-type="string" table:number-columns-spanned="5" table:number-rows-spanned="1">
            <text:p>OPTATIVAS - ESCOLHER UMA:</text:p>
          </table:table-cell>
          <table:covered-table-cell table:style-name="ce29"/>
          <table:covered-table-cell table:style-name="ce28"/>
          <table:covered-table-cell table:style-name="ce54"/>
          <table:covered-table-cell table:style-name="ce59"/>
          <table:table-cell table:number-columns-repeated="59"/>
        </table:table-row>
        <table:table-row table:style-name="ro3">
          <table:table-cell office:value-type="string" calcext:value-type="string" table:number-columns-spanned="3" table:number-rows-spanned="1">
            <text:p>Comportamento Organizacional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3">
          <table:table-cell table:style-name="ce45" table:number-columns-repeated="2"/>
          <table:table-cell table:style-name="ce45" office:value-type="string" calcext:value-type="string">
            <text:p>Nota / ECTS (Actual)</text:p>
          </table:table-cell>
          <table:table-cell table:style-name="ce63" table:formula="of:=SUM([.D6:.D52])/31" office:value-type="float" office:value="11.3225806451613" calcext:value-type="float">
            <text:p>11.3</text:p>
          </table:table-cell>
          <table:table-cell table:style-name="ce45" table:formula="of:=2*COUNTIF([.E6:.E52];2)+5*COUNTIF([.E6:.E52];5)+6*COUNTIF([.E6:.E52];6)+12*COUNTIF([.E6:.E52];12)+7*COUNTIF([.E6:.E52];7)" office:value-type="float" office:value="156" calcext:value-type="float">
            <text:p>156</text:p>
          </table:table-cell>
          <table:table-cell table:number-columns-repeated="59"/>
        </table:table-row>
        <table:table-row table:style-name="ro3">
          <table:table-cell table:style-name="Default" table:number-columns-repeated="5"/>
          <table:table-cell table:number-columns-repeated="59"/>
        </table:table-row>
        <table:table-row table:style-name="ro3">
          <table:table-cell table:style-name="ce24" office:value-type="string" calcext:value-type="string">
            <text:p>Média atual: 12.56 (156 ECTS)</text:p>
          </table:table-cell>
          <table:table-cell table:style-name="Default" table:number-columns-repeated="4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4:27:53.486578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35:27.704000000</meta:creation-date>
    <dc:date>2020-07-04T14:28:40.530823987</dc:date>
    <meta:editing-duration>PT1H24M55S</meta:editing-duration>
    <meta:editing-cycles>54</meta:editing-cycles>
    <meta:generator>LibreOffice/6.0.7.3$Linux_X86_64 LibreOffice_project/00m0$Build-3</meta:generator>
    <meta:document-statistic meta:table-count="1" meta:cell-count="116" meta:object-count="0"/>
  </office:meta>
</office:document-meta>
</file>